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64a7" officeooo:paragraph-rsid="001464a7"/>
    </style:style>
    <style:style style:name="P2" style:family="paragraph" style:parent-style-name="Standard">
      <style:text-properties fo:color="#a52a2a" officeooo:rsid="001464a7" officeooo:paragraph-rsid="001464a7"/>
    </style:style>
    <style:style style:name="P3" style:family="paragraph" style:parent-style-name="Standard">
      <style:text-properties fo:color="#ff0000" officeooo:rsid="001464a7" officeooo:paragraph-rsid="001464a7"/>
    </style:style>
    <style:style style:name="P4" style:family="paragraph" style:parent-style-name="Standard">
      <style:text-properties officeooo:rsid="001c9c0e" officeooo:paragraph-rsid="001c9c0e"/>
    </style:style>
    <style:style style:name="P5" style:family="paragraph" style:parent-style-name="Text_20_body">
      <style:text-properties officeooo:rsid="001464a7" officeooo:paragraph-rsid="001464a7"/>
    </style:style>
    <style:style style:name="P6" style:family="paragraph" style:parent-style-name="Text_20_body">
      <style:text-properties officeooo:rsid="0014ddb7" officeooo:paragraph-rsid="0014ddb7"/>
    </style:style>
    <style:style style:name="P7" style:family="paragraph" style:parent-style-name="Text_20_body">
      <style:text-properties officeooo:rsid="0015d2f0" officeooo:paragraph-rsid="0015d2f0"/>
    </style:style>
    <style:style style:name="P8" style:family="paragraph" style:parent-style-name="Text_20_body">
      <style:text-properties officeooo:rsid="0017d1fb" officeooo:paragraph-rsid="0017d1fb"/>
    </style:style>
    <style:style style:name="P9" style:family="paragraph" style:parent-style-name="Text_20_body">
      <style:text-properties officeooo:paragraph-rsid="0017d1fb"/>
    </style:style>
    <style:style style:name="P10" style:family="paragraph" style:parent-style-name="Text_20_body" style:list-style-name="L4">
      <style:text-properties officeooo:paragraph-rsid="001bf2be"/>
    </style:style>
    <style:style style:name="P11" style:family="paragraph" style:parent-style-name="Text_20_body">
      <style:text-properties officeooo:rsid="001bf2be" officeooo:paragraph-rsid="001bf2be"/>
    </style:style>
    <style:style style:name="P12" style:family="paragraph" style:parent-style-name="Text_20_body">
      <style:text-properties officeooo:paragraph-rsid="001bf2be"/>
    </style:style>
    <style:style style:name="P13" style:family="paragraph" style:parent-style-name="Text_20_body">
      <style:text-properties fo:color="#ff0000" officeooo:rsid="001bf2be" officeooo:paragraph-rsid="001bf2be"/>
    </style:style>
    <style:style style:name="P14" style:family="paragraph" style:parent-style-name="Text_20_body">
      <style:text-properties fo:color="#a52a2a" officeooo:paragraph-rsid="001bf2be"/>
    </style:style>
    <style:style style:name="P15" style:family="paragraph" style:parent-style-name="Text_20_body" style:list-style-name="L4">
      <style:paragraph-properties fo:margin-top="0in" fo:margin-bottom="0in" loext:contextual-spacing="false"/>
    </style:style>
    <style:style style:name="P16" style:family="paragraph" style:parent-style-name="Heading_20_2">
      <style:text-properties officeooo:rsid="0017d1fb" officeooo:paragraph-rsid="0017d1fb"/>
    </style:style>
    <style:style style:name="T1" style:family="text">
      <style:text-properties officeooo:rsid="0017d1fb"/>
    </style:style>
    <style:style style:name="T2" style:family="text">
      <style:text-properties fo:color="#a52a2a"/>
    </style:style>
    <style:style style:name="T3" style:family="text">
      <style:text-properties fo:color="#0000cd"/>
    </style:style>
    <style:style style:name="T4" style:family="text">
      <style:text-properties fo:color="#0000cd" officeooo:rsid="001bf2be"/>
    </style:style>
    <style:style style:name="T5" style:family="text">
      <style:text-properties fo:color="#ff0000"/>
    </style:style>
    <style:style style:name="T6" style:family="text">
      <style:text-properties fo:color="#ff0000" officeooo:rsid="001bf2be"/>
    </style:style>
    <style:style style:name="T7" style:family="text">
      <style:text-properties fo:color="#000000"/>
    </style:style>
    <style:style style:name="T8" style:family="text">
      <style:text-properties fo:color="#000000" officeooo:rsid="001bf2be"/>
    </style:style>
    <style:style style:name="T9" style:family="text">
      <style:text-properties fo:font-weight="bold" officeooo:rsid="001bf2be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1bf2be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1bf2be" fo:background-color="#ff3333" loext:char-shading-value="0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1bf2be" fo:background-color="#ff3333" loext:char-shading-value="0" style:font-weight-asian="bold" style:font-weight-complex="bold"/>
    </style:style>
    <style:style style:name="T13" style:family="text">
      <style:text-properties fo:color="#ff3333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T14" style:family="text">
      <style:text-properties officeooo:rsid="001bf2be"/>
    </style:style>
    <style:style style:name="T15" style:family="text">
      <style:text-properties fo:color="#99ffff" style:text-underline-style="solid" style:text-underline-width="auto" style:text-underline-color="font-color" fo:font-weight="bold" officeooo:rsid="001bf2be" fo:background-color="#ff3333" loext:char-shading-value="0" style:font-weight-asian="bold" style:font-weight-complex="bold"/>
    </style:style>
    <style:style style:name="T16" style:family="text">
      <style:text-properties fo:color="#669900" style:text-underline-style="solid" style:text-underline-width="auto" style:text-underline-color="font-color" fo:font-weight="bold" officeooo:rsid="001bf2be" fo:background-color="#ff3333" loext:char-shading-value="0" style:font-weight-asian="bold" style:font-weight-complex="bold"/>
    </style:style>
    <style:style style:name="T17" style:family="text">
      <style:text-properties fo:color="#ffffff" style:text-underline-style="solid" style:text-underline-width="auto" style:text-underline-color="font-color" fo:font-weight="bold" officeooo:rsid="001bf2be" fo:background-color="#ff3333" loext:char-shading-value="0" style:font-weight-asian="bold" style:font-weight-complex="bold"/>
    </style:style>
    <style:style style:name="T18" style:family="text">
      <style:text-properties fo:color="#ffffff" style:text-underline-style="solid" style:text-underline-width="auto" style:text-underline-color="font-color" fo:font-weight="bold" officeooo:rsid="001bf2be" fo:background-color="#000000" loext:char-shading-value="0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3">CSS stands for Cascading Style Sheets</text:span> </text:p>
      <text:p text:style-name="P1">It is a language that describes the style of an HTML document and describes how HTML elements should be displayed </text:p>
      <text:p text:style-name="P1"/>
      <text:p text:style-name="P5">CSS can be added to HTML elements in 3 ways:</text:p>
      <text:list xml:id="list683677919270619615" text:style-name="L4">
        <text:list-item>
          <text:p text:style-name="P15"><text:span text:style-name="Strong_20_Emphasis">Inline</text:span> - by using the style attribute in HTML elements </text:p>
        </text:list-item>
        <text:list-item>
          <text:p text:style-name="P15"><text:span text:style-name="Strong_20_Emphasis">Internal</text:span> - by using a &lt;style&gt; element in the &lt;head&gt; section </text:p>
        </text:list-item>
        <text:list-item>
          <text:p text:style-name="P10"><text:span text:style-name="Strong_20_Emphasis">External</text:span> - by using an external CSS file : </text:p>
          <text:p text:style-name="P10"><text:span text:style-name="T3">&lt;</text:span><text:span text:style-name="T2">head</text:span><text:span text:style-name="T3">&gt;</text:span><text:line-break/>  <text:span text:style-name="T3">&lt;</text:span><text:span text:style-name="T2">link</text:span><text:span text:style-name="T5"> rel</text:span><text:span text:style-name="T3">="stylesheet"</text:span><text:span text:style-name="T5"> href</text:span><text:span text:style-name="T3">="styles.css"&gt;</text:span><text:line-break/><text:span text:style-name="T3">&lt;</text:span><text:span text:style-name="T2">/head</text:span><text:span text:style-name="T3">&gt;</text:span></text:p>
        </text:list-item>
      </text:list>
      <text:p text:style-name="P1"/>
      <text:p text:style-name="P1">background-color: lightblue;</text:p>
      <text:p text:style-name="P1">color: white;</text:p>
      <text:p text:style-name="P1">text-align: center;</text:p>
      <text:p text:style-name="P1">font-family: verdana;</text:p>
      <text:p text:style-name="P1">font-size: 20px;</text:p>
      <text:p text:style-name="P3">background-color<text:span text:style-name="T7">:</text:span><text:span text:style-name="T3"> transparent</text:span><text:span text:style-name="T7">;</text:span> <text:line-break/>text-decoration<text:span text:style-name="T7">:</text:span><text:span text:style-name="T3"> none</text:span><text:span text:style-name="T7">;</text:span></text:p>
      <text:p text:style-name="P2"><text:span text:style-name="T3">background-image:url('skies.jpg')</text:span></text:p>
      <text:p text:style-name="P4"/>
      <text:p text:style-name="P5">A CSS rule-set consists of a selector and a declaration block:</text:p>
      <text:p text:style-name="Text_20_body"><draw:frame draw:style-name="fr1" draw:name="Image1" text:anchor-type="as-char" svg:width="5.9272in" svg:height="1.2398in" draw:z-index="0"><draw:image xlink:href="https://www.w3schools.com/css/selector.gif" xlink:type="simple" xlink:show="embed" xlink:actuate="onLoad"/><svg:title>CSS selector</svg:title></draw:frame></text:p>
      <text:p text:style-name="P5">The selector points to the HTML element you want to style.</text:p>
      <text:p text:style-name="Text_20_body">The declaration block contains one or more declarations separated by semicolons.</text:p>
      <text:p text:style-name="Text_20_body">Each declaration includes a CSS property name and a value, separated by a colon.</text:p>
      <text:p text:style-name="Text_20_body">A CSS declaration always ends with a semicolon, and declaration blocks are surrounded by curly braces.</text:p>
      <text:p text:style-name="P11">CSS FONTS : color, font-family, font-size</text:p>
      <text:p text:style-name="P13"><text:s text:c="4"/>color<text:span text:style-name="T7">:</text:span><text:span text:style-name="T3"> blue</text:span><text:span text:style-name="T7">;</text:span><text:line-break/> <text:s text:c="3"/>font-family<text:span text:style-name="T7">:</text:span><text:span text:style-name="T3"> verdana</text:span><text:span text:style-name="T7">;</text:span><text:line-break/> <text:s text:c="3"/>font-size<text:span text:style-name="T7">:</text:span><text:span text:style-name="T3"> 300%</text:span><text:span text:style-name="T7">;</text:span></text:p>
      <text:p text:style-name="P12"><text:span text:style-name="T14">CSS BORDER: border: </text:span><text:span text:style-name="T5">border</text:span><text:span text:style-name="T7">:</text:span><text:span text:style-name="T3"> 1px solid powderblue</text:span><text:span text:style-name="T7">;</text:span></text:p>
      <text:p text:style-name="P12"><text:span text:style-name="T8">CSS PADDING: It defines the space between the text and the border</text:span></text:p>
      <text:p text:style-name="P14"><text:span text:style-name="T8">p {</text:span><text:span text:style-name="T6"><text:line-break/>border</text:span><text:span text:style-name="T8">:</text:span><text:span text:style-name="T4"> 1px solid powderblue</text:span><text:span text:style-name="T8">;</text:span><text:span text:style-name="T6"><text:line-break/></text:span><text:soft-page-break/><text:span text:style-name="T6">padding</text:span><text:span text:style-name="T8">:</text:span><text:span text:style-name="T4"> 30px</text:span><text:span text:style-name="T8">;</text:span><text:span text:style-name="T6"><text:line-break/></text:span><text:span text:style-name="T8">}</text:span></text:p>
      <text:p text:style-name="P12"><text:span text:style-name="T8"/></text:p>
      <text:p text:style-name="P11">CSS MARGIN: Defines a space outside the border</text:p>
      <text:p text:style-name="Text_20_body"><text:span text:style-name="T2">p </text:span><text:span text:style-name="T7">{</text:span><text:span text:style-name="T5"><text:line-break/>border</text:span><text:span text:style-name="T7">:</text:span><text:span text:style-name="T3"> 1px solid powderblue</text:span><text:span text:style-name="T7">;</text:span><text:span text:style-name="T5"><text:line-break/>margin</text:span><text:span text:style-name="T7">:</text:span><text:span text:style-name="T3"> 50px</text:span><text:span text:style-name="T7">;</text:span><text:span text:style-name="T5"><text:line-break/></text:span><text:span text:style-name="T7">}</text:span></text:p>
      <text:p text:style-name="Text_20_body"/>
      <text:p text:style-name="Text_20_body">CSS selectors are used to "find" (or select) HTML elements based on their element name, id, class, attribute, and more.</text:p>
      <text:p text:style-name="P12"><text:span text:style-name="T18">How to set an id attribute</text:span><text:span text:style-name="T14"> </text:span><text:span text:style-name="T3">&lt;</text:span><text:span text:style-name="T2">p</text:span><text:span text:style-name="T5"> id</text:span><text:span text:style-name="T3">="p01"&gt;</text:span>I am different<text:span text:style-name="T3">&lt;</text:span><text:span text:style-name="T2">/p</text:span><text:span text:style-name="T3">&gt;</text:span> </text:p>
      <text:p text:style-name="P12"><text:span text:style-name="T18">How to set a class attribute </text:span><text:span text:style-name="T3">&lt;</text:span><text:span text:style-name="T2">p</text:span><text:span text:style-name="T5"> class</text:span><text:span text:style-name="T3">="error"&gt;</text:span>I am different<text:span text:style-name="T3">&lt;</text:span><text:span text:style-name="T2">/p</text:span><text:span text:style-name="T3">&gt;</text:span> </text:p>
      <text:p text:style-name="P6"/>
      <text:p text:style-name="P6">The id selector:</text:p>
      <text:p text:style-name="P7">It uses the id attribute of an HTML element to select a specific element, the id should be unique within a page</text:p>
      <text:p text:style-name="P7">To select an element with a specific id, write a hash (#) character, followed by the id of the elements</text:p>
      <text:p text:style-name="P8">The class selector:</text:p>
      <text:p text:style-name="P8">To select elements with a specific class, write a period (.), followed by the name of the class. The class name cannot start with a number</text:p>
      <text:p text:style-name="P8">ex: p.center { text-align:center; } </text:p>
      <text:p text:style-name="P8"><text:tab/>only &lt;p&gt; elements with class=”center” will be center-aligned</text:p>
      <text:p text:style-name="P9"><text:span text:style-name="T1">ex: </text:span><text:span text:style-name="T3">&lt;</text:span><text:span text:style-name="T2">p</text:span><text:span text:style-name="T5"> class</text:span><text:span text:style-name="T3">="center large"&gt;</text:span>This paragraph refers to two classes.<text:span text:style-name="T3">&lt;</text:span><text:span text:style-name="T2">/p</text:span><text:span text:style-name="T3">&gt;</text:span> </text:p>
      <text:p text:style-name="P9"><text:tab/><text:span text:style-name="T1">The </text:span>&lt;p&gt; element will be styled according to class="center" and to class="large"</text:p>
      <text:p text:style-name="P9"><text:span text:style-name="T1">ex: </text:span><text:span text:style-name="T2">h1, h2, p </text:span><text:span text:style-name="T7">{</text:span><text:span text:style-name="T5"><text:line-break/> text-align</text:span><text:span text:style-name="T7">:</text:span><text:span text:style-name="T3"> center</text:span><text:span text:style-name="T7">;</text:span><text:span text:style-name="T5"><text:line-break/> color</text:span><text:span text:style-name="T7">:</text:span><text:span text:style-name="T3"> red</text:span><text:span text:style-name="T7">;</text:span><text:span text:style-name="T5"><text:line-break/></text:span><text:span text:style-name="T7">}</text:span></text:p>
      <text:h text:style-name="P16" text:outline-level="2"/>
      <text:p text:style-name="P7"/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5:47:11.490164708</meta:creation-date>
    <dc:date>2017-09-14T16:59:57.890771502</dc:date>
    <meta:editing-duration>PT13H49M58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2" meta:paragraph-count="40" meta:word-count="368" meta:character-count="2272" meta:non-whitespace-character-count="1919"/>
  </office:meta>
</office:document-meta>
</file>